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top" draw:auto-grow-height="false" fo:min-height="3.018cm" fo:min-width="1.49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1.522cm" fo:min-width="1.48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333cm" fo:min-width="1.4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1.54cm" fo:min-width="1.4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351cm" fo:min-width="1.49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018cm" fo:min-width="1.49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4cm" fo:min-width="1.49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498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698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274cm" fo:min-width="0cm" fo:padding-top="0.142cm" fo:padding-bottom="0.142cm" fo:padding-left="0.267cm" fo:padding-right="0.267cm"/>
    </style:style>
    <style:style style:name="gr18" style:family="graphic" style:parent-style-name="standard">
      <style:graphic-properties svg:stroke-width="0.081cm" svg:stroke-color="#0073cf" draw:marker-start-width="0.321cm" draw:marker-end-width="0.321cm" draw:fill="none" draw:fill-color="#ffffff" draw:textarea-horizontal-align="justify" draw:textarea-vertical-align="top" draw:auto-grow-height="false" fo:min-height="4.242cm" fo:min-width="7.04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color="#0073cf" draw:fill-color="#0073cf" draw:textarea-horizontal-align="justify" draw:textarea-vertical-align="middle" draw:auto-grow-height="false" fo:min-height="0.004cm" fo:min-width="0.612cm" draw:shadow="hidden"/>
    </style:style>
    <style:style style:name="P1" style:family="paragraph">
      <style:paragraph-properties fo:margin-top="0cm" fo:margin-bottom="0cm" fo:text-align="center" style:writing-mode="lr-tb"/>
      <style:text-properties fo:color="#808080" fo:font-size="12pt" style:font-size-asian="12pt" style:font-size-complex="12pt"/>
    </style:style>
    <style:style style:name="P2" style:family="paragraph">
      <loext:graphic-properties draw:fill-color="#ffffff"/>
      <style:paragraph-properties fo:margin-top="0cm" fo:margin-bottom="0cm" fo:text-align="center" style:writing-mode="lr-tb"/>
      <style:text-properties fo:color="#808080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808080" fo:font-size="10.5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color="#808080" fo:font-size="10.5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73c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0.5pt" style:font-size-asian="12pt" style:font-size-complex="12pt"/>
    </style:style>
    <style:style style:name="T5" style:family="text">
      <style:text-properties fo:color="#0073cf" fo:font-size="10.5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3.302cm" svg:x="3.794cm" svg:y="9.128cm">
          <text:p text:style-name="P1"><text:span text:style-name="T1">Clai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1.824cm" svg:x="3.794cm" svg:y="9.971cm">
          <text:p text:style-name="P3"><text:span text:style-name="T2">Round</text:span><text:span text:style-name="T2"><text:line-break/></text:span><text:span text:style-name="T2">timestamp</text:span></text:p>
          <text:p text:style-name="P3"><text:span text:style-name="T3">6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4cm" svg:y1="13.7cm" svg:x2="17.51cm" svg:y2="13.7cm">
          <text:p/>
        </draw:line>
        <draw:custom-shape draw:style-name="gr4" draw:text-style-name="P4" draw:layer="layout" svg:width="2.032cm" svg:height="0.635cm" svg:x="3.794cm" svg:y="11.795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54cm" svg:height="1.199cm" svg:x="15.859cm" svg:y="13.827cm">
          <draw:text-box>
            <text:p text:style-name="P6"><text:span text:style-name="T1">Simulation Round</text:span></text:p>
          </draw:text-box>
        </draw:frame>
        <draw:line draw:style-name="gr6" draw:text-style-name="P5" draw:layer="layout" svg:x1="4.81cm" svg:y1="14.081cm" svg:x2="4.81cm" svg:y2="13.319cm">
          <text:p/>
        </draw:line>
        <draw:line draw:style-name="gr6" draw:text-style-name="P5" draw:layer="layout" svg:x1="7.35cm" svg:y1="14.081cm" svg:x2="7.35cm" svg:y2="13.319cm">
          <text:p/>
        </draw:line>
        <draw:custom-shape draw:style-name="gr1" draw:text-style-name="P2" draw:layer="layout" svg:width="2.032cm" svg:height="3.302cm" svg:x="6.334cm" svg:y="9.128cm">
          <text:p text:style-name="P1"><text:span text:style-name="T1">Clai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1.824cm" svg:x="6.334cm" svg:y="9.971cm">
          <text:p text:style-name="P3"><text:span text:style-name="T2">Round</text:span><text:span text:style-name="T2"><text:line-break/></text:span><text:span text:style-name="T2">timestamp</text:span></text:p>
          <text:p text:style-name="P3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6.334cm" svg:y="11.795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3.302cm" svg:x="8.874cm" svg:y="9.128cm">
          <text:p text:style-name="P8"><text:span text:style-name="T1">Clai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824cm" svg:x="8.874cm" svg:y="9.971cm">
          <text:p text:style-name="P10"><text:span text:style-name="T4">Round</text:span><text:span text:style-name="T4"><text:line-break/></text:span><text:span text:style-name="T4">timestamp</text:span></text:p>
          <text:p text:style-name="P10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635cm" svg:x="8.874cm" svg:y="11.795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3.302cm" svg:x="11.414cm" svg:y="9.128cm">
          <text:p text:style-name="P8"><text:span text:style-name="T1">Cla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2.032cm" svg:height="1.824cm" svg:x="11.414cm" svg:y="9.971cm">
          <text:p text:style-name="P10"><text:span text:style-name="T4">Round</text:span><text:span text:style-name="T4"><text:line-break/></text:span><text:span text:style-name="T4">timestamp</text:span></text:p>
          <text:p text:style-name="P10"><text:span text:style-name="T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032cm" svg:height="0.635cm" svg:x="11.414cm" svg:y="11.795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3.302cm" svg:x="13.954cm" svg:y="9.128cm">
          <text:p text:style-name="P8"><text:span text:style-name="T1">Clai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032cm" svg:height="1.824cm" svg:x="13.954cm" svg:y="9.971cm">
          <text:p text:style-name="P10"><text:span text:style-name="T4">Round</text:span><text:span text:style-name="T4"><text:line-break/></text:span><text:span text:style-name="T4">timestamp</text:span></text:p>
          <text:p text:style-name="P10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635cm" svg:x="13.954cm" svg:y="11.795cm">
          <text:p text:style-name="P10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302cm" svg:height="0.725cm" svg:x="12.938cm" svg:y="14.97cm">
          <draw:text-box>
            <text:p text:style-name="P6"><text:span text:style-name="T1">Current Round</text:span></text:p>
          </draw:text-box>
        </draw:frame>
        <draw:line draw:style-name="gr3" draw:text-style-name="P5" draw:layer="layout" svg:x1="13.954cm" svg:y1="15.097cm" svg:x2="14.843cm" svg:y2="14.081cm">
          <text:p/>
        </draw:line>
        <draw:line draw:style-name="gr6" draw:text-style-name="P5" draw:layer="layout" svg:x1="9.89cm" svg:y1="14.081cm" svg:x2="9.89cm" svg:y2="13.319cm">
          <text:p/>
        </draw:line>
        <draw:line draw:style-name="gr6" draw:text-style-name="P5" draw:layer="layout" svg:x1="12.43cm" svg:y1="14.081cm" svg:x2="12.43cm" svg:y2="13.319cm">
          <text:p/>
        </draw:line>
        <draw:line draw:style-name="gr6" draw:text-style-name="P5" draw:layer="layout" svg:x1="14.97cm" svg:y1="14.081cm" svg:x2="14.97cm" svg:y2="13.319cm">
          <text:p/>
        </draw:line>
        <draw:custom-shape draw:style-name="gr13" draw:text-style-name="P12" draw:layer="layout" svg:width="0.635cm" svg:height="7.366cm" draw:transform="rotate (-1.5707963267949) translate (16.113cm 7.73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4" draw:layer="layout" svg:width="6.35cm" svg:height="0.725cm" svg:x="3.54cm" svg:y="14.97cm">
          <draw:text-box>
            <text:p text:style-name="P13"><text:span text:style-name="T1">Aging enabled, Limit = 2</text:span></text:p>
          </draw:text-box>
        </draw:frame>
        <draw:frame draw:style-name="gr15" draw:text-style-name="P7" draw:layer="layout" svg:width="0.762cm" svg:height="0.762cm" svg:x="4.429cm" svg:y="14.208cm">
          <draw:text-box>
            <text:p text:style-name="P6"><text:span text:style-name="T1">6</text:span></text:p>
          </draw:text-box>
        </draw:frame>
        <draw:frame draw:style-name="gr15" draw:text-style-name="P7" draw:layer="layout" svg:width="0.762cm" svg:height="0.762cm" svg:x="6.969cm" svg:y="14.208cm">
          <draw:text-box>
            <text:p text:style-name="P6"><text:span text:style-name="T1">7</text:span></text:p>
          </draw:text-box>
        </draw:frame>
        <draw:frame draw:style-name="gr15" draw:text-style-name="P7" draw:layer="layout" svg:width="0.762cm" svg:height="0.762cm" svg:x="9.509cm" svg:y="14.208cm">
          <draw:text-box>
            <text:p text:style-name="P6"><text:span text:style-name="T1">8</text:span></text:p>
          </draw:text-box>
        </draw:frame>
        <draw:frame draw:style-name="gr15" draw:text-style-name="P7" draw:layer="layout" svg:width="0.762cm" svg:height="0.762cm" svg:x="12.049cm" svg:y="14.208cm">
          <draw:text-box>
            <text:p text:style-name="P6"><text:span text:style-name="T1">9</text:span></text:p>
          </draw:text-box>
        </draw:frame>
        <draw:frame draw:style-name="gr15" draw:text-style-name="P7" draw:layer="layout" svg:width="1.016cm" svg:height="0.762cm" svg:x="14.462cm" svg:y="14.208cm">
          <draw:text-box>
            <text:p text:style-name="P6"><text:span text:style-name="T1">10</text:span></text:p>
          </draw:text-box>
        </draw:frame>
        <draw:frame draw:style-name="gr16" draw:text-style-name="P7" draw:layer="layout" svg:width="7.874cm" svg:height="0.725cm" svg:x="8.747cm" svg:y="7.096cm">
          <draw:text-box>
            <text:p text:style-name="P6"><text:span text:style-name="T1">Counted claims not older than limit+1</text:span></text:p>
          </draw:text-box>
        </draw:frame>
        <draw:custom-shape draw:style-name="gr17" draw:text-style-name="P12" draw:layer="layout" svg:width="0.635cm" svg:height="4.826cm" draw:transform="rotate (-1.5707963267949) translate (8.493cm 7.73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3.556cm" svg:height="0.725cm" svg:x="4.81cm" svg:y="7.096cm">
          <draw:text-box>
            <text:p text:style-name="P15"><text:span text:style-name="T1">Aged claims</text:span></text:p>
          </draw:text-box>
        </draw:frame>
        <draw:custom-shape draw:style-name="gr18" draw:text-style-name="P16" draw:layer="layout" svg:width="7.62cm" svg:height="4.572cm" svg:x="8.62cm" svg:y="8.493cm"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27cm" svg:height="0.508cm" svg:x="16.24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05:15.995173984</meta:creation-date>
    <dc:date>2021-07-10T14:50:05.852948289</dc:date>
    <meta:editing-duration>PT7M32S</meta:editing-duration>
    <meta:editing-cycles>4</meta:editing-cycles>
    <meta:generator>LibreOffice/6.4.7.2$Linux_X86_64 LibreOffice_project/40$Build-2</meta:generator>
    <meta:document-statistic meta:object-count="36"/>
  </office:meta>
</office:document-meta>
</file>